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2M10S" calcext:value-type="time">
            <text:p>19:42:1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2M21S" calcext:value-type="time">
            <text:p>19:42:2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2M38S" calcext:value-type="time">
            <text:p>19:42:38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2M54S" calcext:value-type="time">
            <text:p>19:42:5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2M15S" calcext:value-type="time">
            <text:p>19:42:1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2M32S" calcext:value-type="time">
            <text:p>19:42:3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2M46S" calcext:value-type="time">
            <text:p>19:42:4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3M00S" calcext:value-type="time">
            <text:p>19:43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08S" calcext:value-type="time">
            <text:p>19:42:0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13S" calcext:value-type="time">
            <text:p>19:42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14S" calcext:value-type="time">
            <text:p>19:42:1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16S" calcext:value-type="time">
            <text:p>19:42:1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17S" calcext:value-type="time">
            <text:p>19:42:1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21S" calcext:value-type="time">
            <text:p>19:42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22S" calcext:value-type="time">
            <text:p>19:42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23S" calcext:value-type="time">
            <text:p>19:42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23S" calcext:value-type="time">
            <text:p>19:42:2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28S" calcext:value-type="time">
            <text:p>19:42:2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0S" calcext:value-type="time">
            <text:p>19:42:3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4S" calcext:value-type="time">
            <text:p>19:42:3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6S" calcext:value-type="time">
            <text:p>19:42:3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7S" calcext:value-type="time">
            <text:p>19:42: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9S" calcext:value-type="time">
            <text:p>19:42: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9S" calcext:value-type="time">
            <text:p>19:42:3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39S" calcext:value-type="time">
            <text:p>19:42:3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0S" calcext:value-type="time">
            <text:p>19:42:4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0S" calcext:value-type="time">
            <text:p>19:42: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1S" calcext:value-type="time">
            <text:p>19:42:4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2S" calcext:value-type="time">
            <text:p>19:42:4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6S" calcext:value-type="time">
            <text:p>19:42:4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49S" calcext:value-type="time">
            <text:p>19:42: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0S" calcext:value-type="time">
            <text:p>19:42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2S" calcext:value-type="time">
            <text:p>19:42:5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4S" calcext:value-type="time">
            <text:p>19:42:5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5S" calcext:value-type="time">
            <text:p>19:42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6S" calcext:value-type="time">
            <text:p>19:42:5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6S" calcext:value-type="time">
            <text:p>19:42: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2M57S" calcext:value-type="time">
            <text:p>19:42:5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3M01S" calcext:value-type="time">
            <text:p>19:43:0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3M02S" calcext:value-type="time">
            <text:p>19:43:0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3M04S" calcext:value-type="time">
            <text:p>19:43:0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3M04S" calcext:value-type="time">
            <text:p>19:43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06S" calcext:value-type="time">
            <text:p>19:42:0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07S" calcext:value-type="time">
            <text:p>19:42:0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08S" calcext:value-type="time">
            <text:p>19:42:0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0S" calcext:value-type="time">
            <text:p>19:42:1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0S" calcext:value-type="time">
            <text:p>19:42:1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3S" calcext:value-type="time">
            <text:p>19:42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4S" calcext:value-type="time">
            <text:p>19:42:1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8S" calcext:value-type="time">
            <text:p>19:42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19S" calcext:value-type="time">
            <text:p>19:42:1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23S" calcext:value-type="time">
            <text:p>19:42:2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25S" calcext:value-type="time">
            <text:p>19:42:2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27S" calcext:value-type="time">
            <text:p>19:42: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0S" calcext:value-type="time">
            <text:p>19:42:3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0S" calcext:value-type="time">
            <text:p>19:42:3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2S" calcext:value-type="time">
            <text:p>19:42:3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5S" calcext:value-type="time">
            <text:p>19:42:3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6S" calcext:value-type="time">
            <text:p>19:42:3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7S" calcext:value-type="time">
            <text:p>19:42:3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38S" calcext:value-type="time">
            <text:p>19:42: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40S" calcext:value-type="time">
            <text:p>19:42: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47S" calcext:value-type="time">
            <text:p>19:42:4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49S" calcext:value-type="time">
            <text:p>19:42:4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50S" calcext:value-type="time">
            <text:p>19:42:5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54S" calcext:value-type="time">
            <text:p>19:42: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2M55S" calcext:value-type="time">
            <text:p>19:42:5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3M02S" calcext:value-type="time">
            <text:p>19:43:02</text:p>
          </table:table-cell>
          <table:table-cell office:value-type="float" office:value="-79" calcext:value-type="float">
            <text:p>-79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2:46.135790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5:00.043344986</meta:creation-date>
    <meta:generator>LibreOffice/6.0.7.3$Linux_X86_64 LibreOffice_project/00m0$Build-3</meta:generator>
    <dc:date>2019-12-16T19:23:03.061835615</dc:date>
    <meta:editing-duration>PT2M31S</meta:editing-duration>
    <meta:editing-cycles>2</meta:editing-cycles>
    <meta:document-statistic meta:table-count="1" meta:cell-count="207" meta:object-count="0"/>
  </office:meta>
</office:document-meta>
</file>